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11_12-10-51_000.jpg</text:p>
          </table:table-cell>
          <table:table-cell table:style-name="ce1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04943 E-139-34-49.379882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0-11-11_16-09-55_000.jpg</text:p>
          </table:table-cell>
          <table:table-cell table:style-name="ce17" office:value-type="string">
            <text:p>:m RES 1*1 / free# JVEMV6 37#17.30_1 / 37. miscs of miscs / 17. natural-history / id=30.n:チャービル / 成分：ビタミン / N+</text:p>
          </table:table-cell>
          <table:table-cell table:style-name="ce4"/>
          <table:table-cell table:style-name="ce4"/>
          <table:table-cell table:style-name="ce4" office:value-type="string">
            <text:p>N-35-35-28.518676 E-139-34-49.270019</text:p>
          </table:table-cell>
          <table:table-cell table:style-name="ce35" table:formula="of:=IF([.E3]=&quot;&quot;;[.C3];CONCATENATE([.C3];&quot; / &quot;;[.E3]))" office:value-type="string" office:string-value=":m RES 1*1 / free# JVEMV6 37#17.30_1 / 37. miscs of miscs / 17. natural-history / id=30.n:チャービル / 成分：ビタミン / N+">
            <text:p>:m RES 1*1 / free# JVEMV6 37#17.30_1 / 37. miscs of miscs / 17. natural-history / id=30.n:チャービル / 成分：ビタミン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1-11_17-34-27_000.jpg</text:p>
          </table:table-cell>
          <table:table-cell table:style-name="ce17" office:value-type="string">
            <text:p>:m RES 1-2*2 / free# JVEMV6 37#20.3.1_1 / 37. miscs of miscs / 20. philosophy / 3. social-issues / 1. mumia / w:Faulkner;witnesses / N+</text:p>
          </table:table-cell>
          <table:table-cell table:style-name="ce34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4]=&quot;&quot;;[.C4];CONCATENATE([.C4];&quot; / &quot;;[.E4]))" office:value-type="string" office:string-value=":m RES 1-2*2 / free# JVEMV6 37#20.3.1_1 / 37. miscs of miscs / 20. philosophy / 3. social-issues / 1. mumia / w:Faulkner;witnesses / N+">
            <text:p>:m RES 1-2*2 / free# JVEMV6 37#20.3.1_1 / 37. miscs of miscs / 20. philosophy / 3. social-issues / 1. mumia / w:Faulkner;witnesses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1-11_19-04-57_000.jpg</text:p>
          </table:table-cell>
          <table:table-cell table:style-name="ce17" office:value-type="string">
            <text:p>:m music / log / jap.flute-bamboo / || s.1:genr=score,other=~,for=practice,items=①;② || /// :m music / log / jap.flute / || s.1:genr=score,other=~,for=practice:oct-1+2,items=~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5]=&quot;&quot;;[.C5];CONCATENATE([.C5];&quot; / &quot;;[.E5]))" office:value-type="string" office:string-value=":m music / log / jap.flute-bamboo / || s.1:genr=score,other=~,for=practice,items=①;② || /// :m music / log / jap.flute / || s.1:genr=score,other=~,for=practice:oct-1+2,items=~">
            <text:p>:m music / log / jap.flute-bamboo / || s.1:genr=score,other=~,for=practice,items=①;② || /// :m music / log / jap.flute / || s.1:genr=score,other=~,for=practice:oct-1+2,items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11_21-16-12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381347 E-139-34-49.544677</text:p>
          </table:table-cell>
          <table:table-cell table:style-name="ce35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1-11_23-24-47_000.jpg</text:p>
          </table:table-cell>
          <table:table-cell table:style-name="ce17" office:value-type="string">
            <text:p>:PHOTO 記録 / 終了：食品 / 麦焼酎：よかよか / 使い切った、終了</text:p>
          </table:table-cell>
          <table:table-cell table:style-name="ce19"/>
          <table:table-cell table:style-name="ce4"/>
          <table:table-cell table:style-name="ce4" office:value-type="string">
            <text:p>N-35-35-28.532409 E-139-34-49.324951</text:p>
          </table:table-cell>
          <table:table-cell table:style-name="ce35" table:formula="of:=IF([.E7]=&quot;&quot;;[.C7];CONCATENATE([.C7];&quot; / &quot;;[.E7]))" office:value-type="string" office:string-value=":PHOTO 記録 / 終了：食品 / 麦焼酎：よかよか / 使い切った、終了">
            <text:p>:PHOTO 記録 / 終了：食品 / 麦焼酎：よかよか / 使い切った、終了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1-12_02-02-59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1-12_10-35-00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5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1-12_11-15-29_000.jpg</text:p>
          </table:table-cell>
          <table:table-cell table:style-name="ce22" office:value-type="string">
            <text:p>:m :th / 「言葉」は、ハーケンのよう || :m :th / 私は、「医者、発明家、事業家」 || :m :th / 「言葉」は、ハーケンのよう || :m :th / 私は、「医者、発明家、事業家」 || :tome/ (J*) / 痛くなったからストレッチ、ではなく、「痛くなるような姿勢を取っていた」から</text:p>
          </table:table-cell>
          <table:table-cell table:style-name="ce18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5" table:formula="of:=IF([.E10]=&quot;&quot;;[.C10];CONCATENATE([.C10];&quot; / &quot;;[.E10]))" office:value-type="string" office:string-value=":m :th / 「言葉」は、ハーケンのよう || :m :th / 私は、「医者、発明家、事業家」 || :m :th / 「言葉」は、ハーケンのよう || :m :th / 私は、「医者、発明家、事業家」 || :tome/ (J*) / 痛くなったからストレッチ、ではなく、「痛くなるような姿勢を取っていた」から">
            <text:p>:m :th / 「言葉」は、ハーケンのよう || :m :th / 私は、「医者、発明家、事業家」 || :m :th / 「言葉」は、ハーケンのよう || :m :th / 私は、「医者、発明家、事業家」 || :tome/ (J*) / 痛くなったからストレッチ、ではなく、「痛くなるような姿勢を取っていた」から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11_13-24-13_000.mid</text:p>
          </table:table-cell>
          <table:table-cell table:style-name="ce8" office:value-type="string">
            <text:p>:in-mid / app=perfect-piano / 演奏、play / id-2020-1111-1 / category=melody,inst=~,for=~,genre=arabic</text:p>
          </table:table-cell>
          <table:table-cell table:style-name="ce19"/>
          <table:table-cell table:style-name="ce4"/>
          <table:table-cell table:style-name="ce4"/>
          <table:table-cell table:style-name="ce35" table:formula="of:=IF([.E11]=&quot;&quot;;[.C11];CONCATENATE([.C11];&quot; / &quot;;[.E11]))" office:value-type="string" office:string-value=":in-mid / app=perfect-piano / 演奏、play / id-2020-1111-1 / category=melody,inst=~,for=~,genre=arabic">
            <text:p>:in-mid / app=perfect-piano / 演奏、play / id-2020-1111-1 / category=melody,inst=~,for=~,genre=arabic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11_18-23-36_000.mp4</text:p>
          </table:table-cell>
          <table:table-cell table:style-name="ce8" office:value-type="string">
            <text:p>:VIDEO / @自室 / 記録 / jap.flute-bamboo / 演奏、play / b-2020-1111-1 / genr=tips:how-to-blow:form-of-throat</text:p>
          </table:table-cell>
          <table:table-cell table:style-name="ce17"/>
          <table:table-cell table:style-name="ce4"/>
          <table:table-cell table:style-name="ce4"/>
          <table:table-cell table:style-name="ce35" table:formula="of:=IF([.E12]=&quot;&quot;;[.C12];CONCATENATE([.C12];&quot; / &quot;;[.E12]))" office:value-type="string" office:string-value=":VIDEO / @自室 / 記録 / jap.flute-bamboo / 演奏、play / b-2020-1111-1 / genr=tips:how-to-blow:form-of-throat">
            <text:p>:VIDEO / @自室 / 記録 / jap.flute-bamboo / 演奏、play / b-2020-1111-1 / genr=tips:how-to-blow:form-of-throat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11_18-41-23_000.mp4</text:p>
          </table:table-cell>
          <table:table-cell table:style-name="ce8" office:value-type="string">
            <text:p>:VIDEO / @自室 / 記録 / jap.flute-bamboo / 演奏、play / b-2020-1111-2 / genr=recording:practicing:bamboo:memo-2</text:p>
          </table:table-cell>
          <table:table-cell table:style-name="ce18"/>
          <table:table-cell table:style-name="ce4"/>
          <table:table-cell table:style-name="ce4"/>
          <table:table-cell table:style-name="ce35" table:formula="of:=IF([.E13]=&quot;&quot;;[.C13];CONCATENATE([.C13];&quot; / &quot;;[.E13]))" office:value-type="string" office:string-value=":VIDEO / @自室 / 記録 / jap.flute-bamboo / 演奏、play / b-2020-1111-2 / genr=recording:practicing:bamboo:memo-2">
            <text:p>:VIDEO / @自室 / 記録 / jap.flute-bamboo / 演奏、play / b-2020-1111-2 / genr=recording:practicing:bamboo:memo-2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12_00-00-59_000.m4a</text:p>
          </table:table-cell>
          <table:table-cell table:style-name="ce8" office:value-type="string">
            <text:p>:VOICE-MEMO / @自宅 / diary / 記録 / ニンニクを漬けた焼酎：寒さが身体の中に染み入ってこない、そんな感覚、あり</text:p>
          </table:table-cell>
          <table:table-cell table:style-name="ce19"/>
          <table:table-cell table:style-name="ce4"/>
          <table:table-cell table:style-name="ce4"/>
          <table:table-cell table:style-name="ce35" table:formula="of:=IF([.E14]=&quot;&quot;;[.C14];CONCATENATE([.C14];&quot; / &quot;;[.E14]))" office:value-type="string" office:string-value=":VOICE-MEMO / @自宅 / diary / 記録 / ニンニクを漬けた焼酎：寒さが身体の中に染み入ってこない、そんな感覚、あり">
            <text:p>:VOICE-MEMO / @自宅 / diary / 記録 / ニンニクを漬けた焼酎：寒さが身体の中に染み入ってこない、そんな感覚、あり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7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1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1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2">2020/11/12</text:date>, <text:time>15:05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12T15:05:24.05</dc:date>
    <dc:creator>iwabuchi ken</dc:creator>
    <meta:editing-duration>P27DT21H51M46S</meta:editing-duration>
    <meta:editing-cycles>10412</meta:editing-cycles>
    <meta:document-statistic meta:table-count="1" meta:cell-count="452" meta:object-count="0"/>
  </office:meta>
</office:document-meta>
</file>